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3819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7154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fo:color="#000000"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108" style:family="table-cell" style:parent-style-name="Default">
      <style:text-properties fo:color="#2cee0e"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158466"/>
    </style:style>
    <style:style style:name="T11" style:family="text">
      <style:text-properties fo:color="#000000"/>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111111"/>
    </style:style>
    <style:style style:name="T24" style:family="text">
      <style:text-properties fo:color="#ff6666"/>
    </style:style>
    <style:style style:name="T25" style:family="text">
      <style:text-properties fo:color="#c9211e"/>
    </style:style>
    <style:style style:name="T26" style:family="text">
      <style:text-properties fo:color="#ff7b59"/>
    </style:style>
    <style:style style:name="T27" style:family="text">
      <style:text-properties fo:color="#66cc00"/>
    </style:style>
    <style:style style:name="T28" style:family="text">
      <style:text-properties fo:color="#ff5429"/>
    </style:style>
    <style:style style:name="T29" style:family="text">
      <style:text-properties fo:color="#ff3300"/>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4000"/>
    </style:style>
    <style:style style:name="T37" style:family="text">
      <style:text-properties fo:color="#ff972f"/>
    </style:style>
    <style:style style:name="T38" style:family="text">
      <style:text-properties fo:color="#2cee0e"/>
    </style:style>
    <style:style style:name="T39" style:family="text">
      <style:text-properties fo:color="#81d41a"/>
    </style:style>
    <style:style style:name="T40" style:family="text">
      <style:text-properties fo:color="#e327ff"/>
    </style:style>
    <style:style style:name="T41" style:family="text">
      <style:text-properties fo:color="#ff8000"/>
    </style:style>
    <style:style style:name="T42" style:family="text">
      <style:text-properties fo:color="#669900"/>
    </style:style>
    <style:style style:name="T43" style:family="text">
      <style:text-properties fo:color="#cc9900"/>
    </style:style>
    <style:style style:name="T44" style:family="text">
      <style:text-properties fo:color="#996633"/>
    </style:style>
    <style:style style:name="T45"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0">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1">[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52.871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0">مماثل تکون</text:span><text:span text:style-name="T10">،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0">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0">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1">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9346in" svg:y="215.111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 [<text:span text:style-name="T23">جھکنا،</text:span><text:span text:style-name="T6"> بیٹھنا، </text:span><text:span text:style-name="T23">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4">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4">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 <text:span text:style-name="T6">مظاہرہ کرنا</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5">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5">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5">بلا واسطہ تکمل</text:span>،ب<text:span text:style-name="T10">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6">سیدھی رسائی، سیدھی وصولی</text:span><text:span text:style-name="T10">،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7">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 انفرادی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28">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1">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9">قیمت توقع، توقع،</text:span><text:span text:style-name="T11">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9">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یندھا ہو اہے</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29">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محافظ پٹڑی</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0">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9">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2"/>
          <table:table-cell office:value-type="string" calcext:value-type="string">
            <text:p><text:s/>ریاضیاتی استقرا</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29">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29">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29">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0">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 یا نکات</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108" office:value-type="string" calcext:value-type="string">
            <text:p>سرنامہ</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0">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9">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5">غیر محتاط طور پر</text:span> ،<text:span text:style-name="T10">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0">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0">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6">علامت</text:span>، منفی <text:span text:style-name="T6">نشان</text:span>، جمع کی <text:span text:style-name="T37">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9">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38">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9">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text:span text:style-name="T40">خالص</text:span>،<text:span text:style-name="T38">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5">،</text:span><text:span text:style-name="T11">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6">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5">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0">، [</text:span><text:span text:style-name="T11">خالی حال،غیر خالی حال]</text:span><text:span text:style-name="T10">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6">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38">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1">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0">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1">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1">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0">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23">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2">لٹکن</text:span>، <text:span text:style-name="T42">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29">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text:p>
          </table:table-cell>
          <table:table-cell office:value-type="string" calcext:value-type="string">
            <text:p>چول، چولدار</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0">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39">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3">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38">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29">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4">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1">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1">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is, skiing, skier</text:p>
          </table:table-cell>
          <table:table-cell office:value-type="string" calcext:value-type="string">
            <text:p>سکی، سکی کرنا، <text:span text:style-name="T20">سکی کار</text:span>، <text:span text:style-name="T6">سکی باز</text:span></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ng ,</text:p>
          </table:table-cell>
          <table:table-cell office:value-type="string" calcext:value-type="string">
            <text:p>فلاخن، گوپھن</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6">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5">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3">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38"> کمانی دار ترازو</text:span></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text:p>
          </table:table-cell>
          <table:table-cell office:value-type="string" calcext:value-type="string">
            <text:p>دخانی انجن</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5">،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0">،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ا</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0">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38">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0">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6">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0">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29">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1">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680">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5: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2-29T16:38:29.501703761</dc:date>
    <meta:editing-duration>P118DT15H43M56S</meta:editing-duration>
    <meta:editing-cycles>5387</meta:editing-cycles>
    <meta:generator>LibreOffice/7.3.7.2$Linux_X86_64 LibreOffice_project/30$Build-2</meta:generator>
    <meta:document-statistic meta:table-count="3" meta:cell-count="817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